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64000000505DF42A4A.png" manifest:media-type="image/png"/>
  <manifest:file-entry manifest:full-path="Pictures/1000020100000200000002008EDDA544.png" manifest:media-type="image/png"/>
  <manifest:file-entry manifest:full-path="Pictures/10000000000000640000006447377171.png" manifest:media-type="image/png"/>
  <manifest:file-entry manifest:full-path="Pictures/1000000000000064000000600A6126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45cm" svg:height="2.116cm" svg:x="1.655cm" svg:y="2.7cm">
          <draw:image xlink:href="Pictures/1000000000000064000000505DF42A4A.png" xlink:type="simple" xlink:show="embed" xlink:actuate="onLoad">
            <text:p/>
          </draw:image>
        </draw:frame>
        <draw:frame draw:style-name="gr2" draw:text-style-name="P2" draw:layer="layout" svg:width="2.2cm" svg:height="0.962cm" svg:x="1.7cm" svg:y="5.538cm">
          <draw:text-box>
            <text:p><text:span text:style-name="T1">Tier 1</text:span></text:p>
          </draw:text-box>
        </draw:frame>
        <draw:custom-shape draw:style-name="gr3" draw:text-style-name="P1" draw:layer="layout" svg:width="3.6cm" svg:height="1.1cm" svg:x="4.8cm" svg:y="3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2.3cm" svg:height="1.15cm" svg:x="1.7cm" svg:y="1.75cm">
          <draw:text-box>
            <text:p><text:span text:style-name="T1">Client</text:span></text:p>
          </draw:text-box>
        </draw:frame>
        <draw:frame draw:style-name="gr1" draw:text-style-name="P1" draw:layer="layout" svg:width="2.645cm" svg:height="2.539cm" svg:x="8.955cm" svg:y="2.8cm">
          <draw:image xlink:href="Pictures/1000000000000064000000600A612692.png" xlink:type="simple" xlink:show="embed" xlink:actuate="onLoad">
            <text:p/>
          </draw:image>
        </draw:frame>
        <draw:frame draw:style-name="gr4" draw:text-style-name="P2" draw:layer="layout" svg:width="3.9cm" svg:height="1.15cm" svg:x="9.1cm" svg:y="1.7cm">
          <draw:text-box>
            <text:p><text:span text:style-name="T1">Mail Server</text:span></text:p>
          </draw:text-box>
        </draw:frame>
        <draw:frame draw:style-name="gr2" draw:text-style-name="P2" draw:layer="layout" svg:width="2.2cm" svg:height="0.962cm" svg:x="9.2cm" svg:y="5.4cm">
          <draw:text-box>
            <text:p><text:span text:style-name="T1">Tier 2</text:span></text:p>
          </draw:text-box>
        </draw:frame>
        <draw:custom-shape draw:style-name="gr3" draw:text-style-name="P1" draw:layer="layout" svg:width="3.7cm" svg:height="1.1cm" svg:x="12.1cm" svg:y="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3.3cm" svg:height="1.15cm" svg:x="16cm" svg:y="1.55cm">
          <draw:text-box>
            <text:p><text:span text:style-name="T1">Metadata</text:span></text:p>
          </draw:text-box>
        </draw:frame>
        <draw:frame draw:style-name="gr2" draw:text-style-name="P2" draw:layer="layout" svg:width="2.2cm" svg:height="0.962cm" svg:x="16.4cm" svg:y="5.438cm">
          <draw:text-box>
            <text:p><text:span text:style-name="T1">Tier 3</text:span></text:p>
          </draw:text-box>
        </draw:frame>
        <draw:frame draw:style-name="gr1" draw:text-style-name="P1" draw:layer="layout" svg:width="2.645cm" svg:height="2.645cm" svg:x="9.4cm" svg:y="11.3cm">
          <draw:image xlink:href="Pictures/10000000000000640000006447377171.png" xlink:type="simple" xlink:show="embed" xlink:actuate="onLoad">
            <text:p/>
          </draw:image>
        </draw:frame>
        <draw:custom-shape draw:style-name="gr3" draw:text-style-name="P1" draw:layer="layout" svg:width="2.2cm" svg:height="3.1cm" svg:x="9.5cm" svg:y="6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2.1cm" svg:height="1.15cm" svg:x="9.7cm" svg:y="10cm">
          <draw:text-box>
            <text:p><text:span text:style-name="T1">Data</text:span></text:p>
          </draw:text-box>
        </draw:frame>
        <draw:frame draw:style-name="gr2" draw:text-style-name="P2" draw:layer="layout" svg:width="2.2cm" svg:height="0.962cm" svg:x="9.7cm" svg:y="14.2cm">
          <draw:text-box>
            <text:p><text:span text:style-name="T1">Tier 4</text:span></text:p>
          </draw:text-box>
        </draw:frame>
        <draw:frame draw:style-name="gr1" draw:text-style-name="P1" draw:layer="layout" svg:width="2.7cm" svg:height="2.7cm" svg:x="16.1cm" svg:y="2.6cm">
          <draw:image xlink:href="Pictures/1000020100000200000002008EDDA5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terPup </meta:initial-creator>
    <meta:creation-date>2013-01-18T15:16:08</meta:creation-date>
    <dc:date>2013-01-25T01:18:12</dc:date>
    <dc:creator>Tank </dc:creator>
    <meta:editing-duration>PT7M44S</meta:editing-duration>
    <meta:editing-cycles>2</meta:editing-cycles>
    <meta:generator>LibreOffice/3.5$Linux_X86_64 LibreOffice_project/350m1$Build-2</meta:generator>
    <meta:document-statistic meta:object-count="15"/>
  </office:meta>
</office:document-meta>
</file>